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69a1" officeooo:paragraph-rsid="000069a1"/>
    </style:style>
    <style:style style:name="P2" style:family="paragraph" style:parent-style-name="Standard">
      <style:paragraph-properties fo:text-align="center" style:justify-single-word="false"/>
      <style:text-properties officeooo:rsid="000069a1" officeooo:paragraph-rsid="000069a1"/>
    </style:style>
    <style:style style:name="P3" style:family="paragraph" style:parent-style-name="Standard">
      <style:paragraph-properties fo:text-align="start" style:justify-single-word="false"/>
      <style:text-properties officeooo:rsid="000254cf" officeooo:paragraph-rsid="000254cf"/>
    </style:style>
    <style:style style:name="P4" style:family="paragraph" style:parent-style-name="Standard">
      <style:paragraph-properties fo:text-align="start" style:justify-single-word="false"/>
      <style:text-properties officeooo:rsid="0002fcb8" officeooo:paragraph-rsid="0002fcb8"/>
    </style:style>
    <style:style style:name="T1" style:family="text">
      <style:text-properties officeooo:rsid="000254cf"/>
    </style:style>
    <style:style style:name="T2" style:family="text">
      <style:text-properties officeooo:rsid="000443d0"/>
    </style:style>
    <style:style style:name="T3" style:family="text">
      <style:text-properties officeooo:rsid="0005fb8f"/>
    </style:style>
    <style:style style:name="T4" style:family="text">
      <style:text-properties officeooo:rsid="0020e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tre,</text:p>
      <text:p text:style-name="P2">Judecatoria Brasov</text:p>
      <text:p text:style-name="P2"/>
      <text:p text:style-name="P2">Onorata instanta,</text:p>
      <text:p text:style-name="P2"/>
      <text:p text:style-name="P1">Subsemnatul …, domiciliat in …, identificat cu C.I. …, CNP …, in calitate de reclamant, formulez prezenta</text:p>
      <text:p text:style-name="P2">Cerere de chemare in judecata</text:p>
      <text:p text:style-name="P1">impotriva paratului …, <text:span text:style-name="T1">domiciliat (cu sediul in) …, pentru ca, in urma probatoriului ce se va efectua, sa dispuneti:</text:span></text:p>
      <text:p text:style-name="P3">1. mutarea gardului cu 1.7 metri spre stanga</text:p>
      <text:p text:style-name="P3">2. sa autorizati efectuarea lucrarii de catre mine in cazul in care acesta refuza</text:p>
      <text:p text:style-name="P3">3. cu cheltuieli de judecata</text:p>
      <text:p text:style-name="P4"/>
      <text:p text:style-name="P4">In fapt:</text:p>
      <text:p text:style-name="P4">Vecinul meu a reconstruit gardul despartitor dintre proprietatiile noastre, dar l-a mutat cu 1.7 m in interioriul proprietatii mele, ceea ce a condus la diminuarea suprafetei mele de teren in mod considerabil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25:02.553144598</meta:creation-date>
    <dc:date>2022-03-10T13:54:15.847516680</dc:date>
    <meta:editing-duration>PT18M1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07" meta:character-count="662" meta:non-whitespace-character-count="565"/>
  </office:meta>
</office:document-meta>
</file>